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.4925in" fo:margin-right="0in" fo:text-indent="0in" style:auto-text-indent="false"/>
    </style:style>
    <style:style style:name="P4" style:family="paragraph" style:parent-style-name="Standard" style:list-style-name="L1">
      <style:paragraph-properties fo:margin-left="0.4925in" fo:margin-right="0in" fo:text-indent="0in" style:auto-text-indent="false"/>
      <style:text-properties officeooo:rsid="001f6fb7" officeooo:paragraph-rsid="001f6fb7"/>
    </style:style>
    <style:style style:name="P5" style:family="paragraph" style:parent-style-name="Standard" style:list-style-name="L2">
      <style:paragraph-properties fo:margin-left="0.7984in" fo:margin-right="0in" fo:text-indent="-0.2953in" style:auto-text-indent="false">
        <style:tab-stops>
          <style:tab-stop style:position="0.0173in"/>
        </style:tab-stops>
      </style:paragraph-properties>
    </style:style>
    <style:style style:name="T1" style:family="text">
      <style:text-properties officeooo:rsid="001e12a2"/>
    </style:style>
    <style:style style:name="T2" style:family="text">
      <style:text-properties officeooo:rsid="001f6fb7"/>
    </style:style>
    <style:style style:name="T3" style:family="text">
      <style:text-properties officeooo:rsid="0024eda2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gnal Garden Processor Information</text:p>
      <text:h text:style-name="Heading_20_1" text:outline-level="1">General Information</text:h>
      <text:p text:style-name="Standard">The Signal Garden Processor consists of:</text:p>
      <text:p text:style-name="Standard"/>
      <text:p text:style-name="P1">1) <text:tab/>A Raspberry PI single board computer</text:p>
      <text:p text:style-name="P1">2) <text:tab/>A <text:span text:style-name="T2">Numato USB</text:span> 16 relay board.</text:p>
      <text:p text:style-name="P1">3) <text:tab/><text:span text:style-name="T3">A MCU 2200 usb/serial (used for GPIO input only)</text:span></text:p>
      <text:list xml:id="list6328484579396178140" text:style-name="L1">
        <text:list-item>
          <text:p text:style-name="P3">Two 12V 20A power supplies</text:p>
        </text:list-item>
        <text:list-item>
          <text:p text:style-name="P4">A Powertail computer controlled power switch.</text:p>
          <text:p text:style-name="P2"/>
        </text:list-item>
      </text:list>
      <text:p text:style-name="Standard">Additional support material found in the <text:s/>tub in the <text:span text:style-name="T1">cabinet</text:span> include:</text:p>
      <text:p text:style-name="Standard"/>
      <text:list xml:id="list6143546412156928242" text:style-name="L2">
        <text:list-item>
          <text:p text:style-name="P5">A USB stick containing all the programs and documents used in the production of the system.</text:p>
        </text:list-item>
        <text:list-item>
          <text:p text:style-name="P5">Printouts of all the documentation and writing diagrams.</text:p>
        </text:list-item>
        <text:list-item>
          <text:p text:style-name="P5">An <text:span text:style-name="T1">emergency</text:span> SD Card (use in case of failure).</text:p>
        </text:list-item>
        <text:list-item>
          <text:p text:style-name="P5">A "<text:span text:style-name="T1">golden</text:span>" SD Card which is only to be to produce the primary and emergency SD card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file-name text:display="name-and-extension">overview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Oualline</meta:initial-creator>
    <meta:creation-date>2014-02-21T08:30:29</meta:creation-date>
    <dc:date>2014-09-07T23:10:28.569003323</dc:date>
    <dc:creator>Steve Oualline</dc:creator>
    <meta:editing-duration>PT6M21S</meta:editing-duration>
    <meta:editing-cycles>5</meta:editing-cycles>
    <meta:generator>LibreOffice/4.1.3.2$Linux_X86_64 LibreOffice_project/410m0$Build-2</meta:generator>
    <meta:printed-by>Steve Oualline</meta:printed-by>
    <meta:print-date>2014-04-13T22:02:29.644351259</meta:print-date>
    <meta:document-statistic meta:table-count="0" meta:image-count="0" meta:object-count="0" meta:page-count="1" meta:paragraph-count="14" meta:word-count="115" meta:character-count="659" meta:non-whitespace-character-count="560"/>
  </office:meta>
</office:document-meta>
</file>